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Carlito1" svg:font-family="Carlito"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Heading_20_2">
      <style:text-properties style:font-name="Calibri1" officeooo:rsid="008bad35" officeooo:paragraph-rsid="008bad35"/>
    </style:style>
    <style:style style:name="P5" style:family="paragraph" style:parent-style-name="Text_20_body">
      <style:text-properties style:font-name="Calibri1" officeooo:rsid="008bad35" officeooo:paragraph-rsid="008bad35"/>
    </style:style>
    <style:style style:name="P6" style:family="paragraph" style:parent-style-name="Standard">
      <style:text-properties style:font-name="Carlito"/>
    </style:style>
    <style:style style:name="P7" style:family="paragraph" style:parent-style-name="Heading_20_2">
      <style:text-properties style:font-name="Carlito"/>
    </style:style>
    <style:style style:name="P8" style:family="paragraph" style:parent-style-name="Standard">
      <style:text-properties style:font-name="Carlito" officeooo:paragraph-rsid="00911d73"/>
    </style:style>
    <style:style style:name="P9" style:family="paragraph" style:parent-style-name="Standard">
      <style:text-properties style:font-name="Carlito" officeooo:paragraph-rsid="00b0a420"/>
    </style:style>
    <style:style style:name="P10" style:family="paragraph" style:parent-style-name="Title">
      <style:paragraph-properties fo:text-align="center" style:justify-single-word="false"/>
      <style:text-properties style:font-name="Carlito" officeooo:rsid="008a28f7" officeooo:paragraph-rsid="00ab74e2"/>
    </style:style>
    <style:style style:name="P11" style:family="paragraph" style:parent-style-name="Standard">
      <style:text-properties style:font-name="Carlito" officeooo:paragraph-rsid="00aec4f1"/>
    </style:style>
    <style:style style:name="P12" style:family="paragraph" style:parent-style-name="Standard">
      <style:text-properties officeooo:paragraph-rsid="00acd898"/>
    </style:style>
    <style:style style:name="P13" style:family="paragraph" style:parent-style-name="Title">
      <style:paragraph-properties fo:text-align="center" style:justify-single-word="false"/>
      <style:text-properties officeooo:rsid="00ab74e2" officeooo:paragraph-rsid="00ab74e2"/>
    </style:style>
    <style:style style:name="P14" style:family="paragraph" style:parent-style-name="Standard">
      <style:text-properties officeooo:paragraph-rsid="00aec4f1"/>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Heading_20_2">
      <style:text-properties officeooo:rsid="008fd772"/>
    </style:style>
    <style:style style:name="P17" style:family="paragraph" style:parent-style-name="Heading_20_2">
      <style:text-properties style:font-name="Carlito"/>
    </style:style>
    <style:style style:name="P18" style:family="paragraph" style:parent-style-name="Standard" style:list-style-name="L2">
      <style:text-properties style:font-name="Carlito" officeooo:paragraph-rsid="00b0a420"/>
    </style:style>
    <style:style style:name="P19"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0a420" style:font-style-asian="normal" style:font-weight-asian="normal" style:text-emphasize="none"/>
    </style:style>
    <style:style style:name="P20" style:family="paragraph" style:parent-style-name="Standard">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P21"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24ac2" style:font-style-asian="normal" style:font-weight-asian="normal" style:text-emphasize="none"/>
    </style:style>
    <style:style style:name="P22" style:family="paragraph" style:parent-style-name="Standard">
      <style:text-properties style:text-outline="false" style:text-line-through-style="none" style:text-line-through-type="none" style:font-name="Carlito" fo:font-style="normal" fo:text-shadow="none" style:text-underline-style="none" fo:font-weight="normal" officeooo:rsid="00b88112" officeooo:paragraph-rsid="00b88112" style:font-style-asian="normal" style:font-weight-asian="normal" style:text-emphasize="none"/>
    </style:style>
    <style:style style:name="P23" style:family="paragraph" style:parent-style-name="Standard">
      <style:paragraph-properties fo:text-align="start" style:justify-single-word="false" style:writing-mode="lr-tb"/>
      <style:text-properties style:font-name="Carlito"/>
    </style:style>
    <style:style style:name="P24" style:family="paragraph" style:parent-style-name="Standard">
      <style:paragraph-properties fo:text-align="start" style:justify-single-word="false" style:writing-mode="lr-tb"/>
      <style:text-properties style:font-name="Carlito" officeooo:paragraph-rsid="00b88112"/>
    </style:style>
    <style:style style:name="P25" style:family="paragraph" style:parent-style-name="Standard">
      <style:text-properties fo:font-size="10pt" style:font-size-asian="10pt" style:font-size-complex="10pt"/>
    </style:style>
    <style:style style:name="P26" style:family="paragraph" style:parent-style-name="Standard">
      <style:text-properties style:font-name="Carlito1"/>
    </style:style>
    <style:style style:name="P27" style:family="paragraph" style:parent-style-name="Standard">
      <style:text-properties style:font-name="Carlito1" officeooo:rsid="00bcae0f" officeooo:paragraph-rsid="00bcae0f"/>
    </style:style>
    <style:style style:name="P28" style:family="paragraph" style:parent-style-name="Text_20_body" style:list-style-name="L1"/>
    <style:style style:name="P29" style:family="paragraph" style:parent-style-name="Text_20_body">
      <style:text-properties style:font-name="Calibri" officeooo:paragraph-rsid="008a28f7"/>
    </style:style>
    <style:style style:name="P30" style:family="paragraph" style:parent-style-name="Text_20_body">
      <style:text-properties officeooo:paragraph-rsid="00bcae0f"/>
    </style:style>
    <style:style style:name="P31" style:family="paragraph">
      <style:paragraph-properties fo:text-align="center" style:writing-mode="lr-tb"/>
    </style:style>
    <style:style style:name="P32" style:family="paragraph">
      <style:paragraph-properties style:writing-mode="lr-tb"/>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font-name="Carlito"/>
    </style:style>
    <style:style style:name="T6" style:family="text">
      <style:text-properties style:font-name="Carlito" officeooo:rsid="00aec4f1"/>
    </style:style>
    <style:style style:name="T7" style:family="text">
      <style:text-properties style:text-outline="false" style:text-line-through-style="none" style:text-line-through-type="none" fo:font-style="normal" fo:text-shadow="none" style:text-underline-style="none" fo:font-weight="normal" officeooo:rsid="009440bd" style:font-style-asian="normal" style:font-weight-asian="normal" style:text-emphasize="none"/>
    </style:style>
    <style:style style:name="T8" style:family="text">
      <style:text-properties officeooo:rsid="00ac4a54"/>
    </style:style>
    <style:style style:name="T9" style:family="text">
      <style:text-properties officeooo:rsid="00b0a420"/>
    </style:style>
    <style:style style:name="T10" style:family="text">
      <style:text-properties officeooo:rsid="00b24ac2"/>
    </style:style>
    <style:style style:name="T11" style:family="text">
      <style:text-properties officeooo:rsid="00b35566"/>
    </style:style>
    <style:style style:name="T12" style:family="text">
      <style:text-properties officeooo:rsid="00b6a81f"/>
    </style:style>
    <style:style style:name="T13" style:family="text">
      <style:text-properties officeooo:rsid="00b88112"/>
    </style:style>
    <style:style style:name="T14" style:family="text">
      <style:text-properties officeooo:rsid="00ba9640"/>
    </style:style>
    <style:style style:name="T15" style:family="text">
      <style:text-properties officeooo:rsid="00bcae0f"/>
    </style:style>
    <style:style style:name="T16" style:family="text">
      <style:text-properties style:font-name="Carlito"/>
    </style:style>
    <style:style style:name="T17" style:family="text">
      <style:text-properties style:font-name="Carlito" officeooo:rsid="00bcae0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4264in" fo:min-width="2.2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4264in" fo:min-width="1.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4264in" fo:min-width="2.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2571in" fo:min-width="0.6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3165in" fo:min-width="4.4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ct Design</text:p>
      <text:p text:style-name="P10">Credit Card Fraud detection using Machine Learning and Deep Learning models</text:p>
      <text:p text:style-name="P1"/>
      <text:p text:style-name="P29"><text:span text:style-name="T3">Subject: CM3070</text:span><text:span text:style-name="T2"><text:line-break/></text:span><text:span text:style-name="T4">Student: </text:span><text:span text:style-name="T1">190128812</text:span></text:p>
      <text:p text:style-name="P25">Temp<text:span text:style-name="T14">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572_3723419854" text:style-name="Index_20_Link" text:visited-style-name="Index_20_Link">Introduction<text:tab/>1</text:a></text:p>
          <text:p text:style-name="P15"><text:a xlink:type="simple" xlink:href="#__RefHeading___Toc763_752651975" text:style-name="Index_20_Link" text:visited-style-name="Index_20_Link">Overview of the project<text:tab/>1</text:a></text:p>
          <text:p text:style-name="P15"><text:a xlink:type="simple" xlink:href="#__RefHeading___Toc765_752651975" text:style-name="Index_20_Link" text:visited-style-name="Index_20_Link">Domain and users<text:tab/>2</text:a></text:p>
          <text:p text:style-name="P15"><text:a xlink:type="simple" xlink:href="#__RefHeading___Toc767_752651975" text:style-name="Index_20_Link" text:visited-style-name="Index_20_Link">Project structure<text:tab/>2</text:a></text:p>
          <text:p text:style-name="P15"><text:a xlink:type="simple" xlink:href="#__RefHeading___Toc282_2652778855" text:style-name="Index_20_Link" text:visited-style-name="Index_20_Link">Technologies and methods<text:tab/>3</text:a></text:p>
          <text:p text:style-name="P15"><text:a xlink:type="simple" xlink:href="#__RefHeading___Toc180_2652778855" text:style-name="Index_20_Link" text:visited-style-name="Index_20_Link">Evaluation<text:tab/>4</text:a></text:p>
        </text:index-body>
      </text:table-of-content>
      <text:p text:style-name="P3"/>
      <text:list text:style-name="L1">
        <text:list-item>
          <text:p text:style-name="P28">A plan of your work. This should include the major tasks and when you will do them laid out visually (for example in a Gantt chart)</text:p>
        </text:list-item>
        <text:list-item>
          <text:p text:style-name="P28">A plan for how you will test and evaluate your project. </text:p>
        </text:list-item>
      </text:list>
      <text:p text:style-name="P5"/>
      <text:h text:style-name="P4" text:outline-level="2"><text:bookmark-start text:name="__RefHeading___Toc572_3723419854"/>Introduction<text:bookmark-end text:name="__RefHeading___Toc572_3723419854"/></text:h>
      <text:p text:style-name="P6">Frauds perpetrated in digital payments, and in particular using credit cards, are a constant threat to users and cause damages for billions of dollars every year.</text:p>
      <text:p text:style-name="P6">It is therefore important to have a secure system that allows users to use their credit cards in absolute safety; for this reason it is necessary to have an efficient system for detecting fraud in real time.</text:p>
      <text:p text:style-name="P8"/>
      <text:h text:style-name="P7" text:outline-level="2"><text:bookmark-start text:name="__RefHeading___Toc763_752651975"/>Overview of the project<text:bookmark-end text:name="__RefHeading___Toc763_752651975"/></text:h>
      <text:p text:style-name="P9">My project aims to create a system for the real time detection of fraud attempts in credit card payments, <text:span text:style-name="T9">using </text:span>Machine Learning and Neural Networks techniques.</text:p>
      <text:p text:style-name="P9"/>
      <text:p text:style-name="P9">In order for the fraud detection system to be used in a real-world scenario, it will have to:</text:p>
      <text:list text:style-name="L2">
        <text:list-item>
          <text:p text:style-name="P18"><text:soft-page-break/>be effective in detecting fraud</text:p>
        </text:list-item>
        <text:list-item>
          <text:p text:style-name="P18">produce few false positives</text:p>
        </text:list-item>
        <text:list-item>
          <text:p text:style-name="P18">be fast in classifying payment transactions.</text:p>
        </text:list-item>
      </text:list>
      <text:p text:style-name="P9"/>
      <text:p text:style-name="P9">Since transactions have to be executed very quickly, a system that is too slow in analy<text:span text:style-name="T10">z</text:span>ing new transactions would unacceptably slow down operation<text:span text:style-name="T9">s</text:span> and would in fact be unusable in a production system. If we consider that the number of transactions processed every second is in the order of thousands, we can guess how crucial it is to have components working in real or near real time.</text:p>
      <text:p text:style-name="P9"/>
      <text:h text:style-name="P7" text:outline-level="2"><text:bookmark-start text:name="__RefHeading___Toc765_752651975"/>Domain and users<text:bookmark-end text:name="__RefHeading___Toc765_752651975"/></text:h>
      <text:p text:style-name="P12">The project falls within the domain of digital credit card payments and the software developed will be installed on a server owned by a banking institution or a company that handles digital payments. The users, in the strict sense of the term, will be the companies themselves, who will use the software for <text:span text:style-name="T8">real-time </text:span>fraud detection. In reality, however, the concept of user extends to all persons who will use, albeit transparently and unknowingly, their credit card to make a payment online or at a physical Point Of Sale (POS).</text:p>
      <text:p text:style-name="P12"/>
      <text:p text:style-name="P11">The idea for this project came from both a work interest, as I currently work for a multinational company that handles digital payments, and a personal interest, as a credit card user. </text:p>
      <text:p text:style-name="P11">Since the number of fraud attempts in this sector is constantly increasing and evolving in the methods used, as a user I am concerned about the risks involved in using credit cards, especially in online payments. Understanding therefore what methods financial institutions use to prevent fraud, and how these methods could be improved, is of great interest to me.</text:p>
      <text:p text:style-name="P14"/>
      <text:h text:style-name="Heading_20_2" text:outline-level="2"><text:bookmark-start text:name="__RefHeading___Toc767_752651975"/><text:span text:style-name="T6">P</text:span><text:span text:style-name="T5">roject structure</text:span><text:bookmark-end text:name="__RefHeading___Toc767_752651975"/></text:h>
      <text:p text:style-name="P19">The project aims to find a model that, by combining different Machine Learning <text:span text:style-name="T13">(ML) and Deep Learning (DL)</text:span> techniques, is able to detect fraud attempts in credit card payments, generating as few false positives as possible and having analysis performance of new transactions in the order of milliseconds.</text:p>
      <text:p text:style-name="P19"/>
      <text:p text:style-name="P19">Different techniques and algorithms will be used to create <text:span text:style-name="T13">AI </text:span>models, taking inspiration from the research reviewed, and their performance will be compared in terms of both fraud detection and execution time (both for data tra<text:span text:style-name="T13">i</text:span>ning and ‘live’ transaction analysis).</text:p>
      <text:p text:style-name="P19"/>
      <text:p text:style-name="P19">The ultimate goal is to create an unsupervised Deep Leaning model that eliminates the need for prior labelling of data, thereby saving considerable time.</text:p>
      <text:p text:style-name="P23"/>
      <text:p text:style-name="P24">The project start<text:span text:style-name="T11">s</text:span> with the analysis of the available dataset and data cleaning. </text:p>
      <text:p text:style-name="P24">Since payment transactions may contain sensitive data, I will necessarily have to check for their presence and remove them if necessary, to avoid ethical and privacy issues.</text:p>
      <text:p text:style-name="P23"/>
      <text:p text:style-name="P23">The dataset used is the [] available on Kaggle.com and includes about 300,000 transactions, of which only about 0.2% are transactions labelled as fraudulent. This large imbalance between the two classes <text:soft-page-break/>of the dataset implies the need to use oversampling techniques of the minority class, so that <text:span text:style-name="T13">AI</text:span> algorithms can perform optimally.</text:p>
      <text:p text:style-name="P23">I will initially test the best known oversampling techniques (SMOTE, ...) and then compare them with more advanced methods, such as GAN neural networks, and its variants.</text:p>
      <text:p text:style-name="P20"/>
      <text:p text:style-name="P20">The new balanced dataset will then be used for training models using statistical ML algorithms (Logistic Regression, SVM, <text:span text:style-name="T13">KNN, </text:span>etc.) and finally for training an un<text:span text:style-name="T13">s</text:span>upervised Deep Neural Network model.</text:p>
      <text:p text:style-name="P20">My ultimate goal is to test whether <text:span text:style-name="T12">unsupervised </text:span>DNN models, currently state of the art, are indeed superior in terms of fraud detection and in terms of execution speed.</text:p>
      <text:p text:style-name="P21"/>
      <text:p text:style-name="P22"/>
      <text:h text:style-name="P16" text:outline-level="2"><draw:custom-shape text:anchor-type="paragraph" draw:z-index="0" draw:name="Shape 1" draw:style-name="gr5" draw:text-style-name="P31" svg:width="4.5004in" svg:height="0.3504in" svg:x="1.0598in" svg:y="0.2299in"><text:p text:style-name="P31">Data analysis and clea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Heading_20_2" text:outline-level="2"/>
      <text:p text:style-name="Text_20_body"/>
      <text:p text:style-name="Text_20_body"/>
      <text:p text:style-name="Text_20_body"/>
      <text:p text:style-name="Text_20_body"/>
      <text:p text:style-name="Text_20_body"/>
      <text:p text:style-name="P30"><draw:custom-shape text:anchor-type="paragraph" draw:z-index="1" draw:name="Shape 3" draw:style-name="gr4" draw:text-style-name="P32" svg:width="0.7004in" svg:height="0.2835in" svg:x="1.0736in" svg:y="-1.9661in"><text:p text:style-name="P31">SMO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4" draw:style-name="gr4" draw:text-style-name="P31" svg:width="0.7004in" svg:height="0.2835in" svg:x="2.7902in" svg:y="-1.9661in"><text:p text:style-name="P31">SMO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5" draw:style-name="gr4" draw:text-style-name="P31" svg:width="0.7004in" svg:height="0.2835in" svg:x="1.9181in" svg:y="-1.9661in"><text:p text:style-name="P31">SMO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6" draw:style-name="gr4" draw:text-style-name="P31" svg:width="0.7004in" svg:height="0.2835in" svg:x="4.0626in" svg:y="-1.9661in"><text:p text:style-name="P31">G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 7" draw:style-name="gr4" draw:text-style-name="P31" svg:width="0.7004in" svg:height="0.2835in" svg:x="4.8571in" svg:y="-1.9661in"><text:p text:style-name="P31">DG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 8" draw:style-name="gr3" draw:text-style-name="P31" svg:width="2.2669in" svg:height="0.4724in" svg:x="1.0681in" svg:y="-0.9854in"><text:p text:style-name="P31">Supervised DN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 9" draw:style-name="gr2" draw:text-style-name="P31" svg:width="1.4949in" svg:height="0.4724in" svg:x="4.0516in" svg:y="-0.978in"><text:p text:style-name="P31">Unsupervised DN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10" draw:style-name="gr1" draw:text-style-name="P31" svg:width="2.2504in" svg:height="0.4724in" svg:x="1.0736in" svg:y="-1.589in"><text:p text:style-name="P31">Data Trai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The final phase of the project will be devoted to model evaluation, which I will discuss in the dedicated section belo</text:span><text:span text:style-name="T17">w.</text:span></text:p>
      <text:p text:style-name="P30"><text:span text:style-name="T17"/></text:p>
      <text:h text:style-name="P7" text:outline-level="2"><text:bookmark-start text:name="__RefHeading___Toc282_2652778855"/>Technologies and methods<text:bookmark-end text:name="__RefHeading___Toc282_2652778855"/></text:h>
      <text:p text:style-name="P26">This project will be described in a Jupyter Notebook, where descriptive parts will alternate with parts of python code.</text:p>
      <text:p text:style-name="P26">The descriptive parts will serve to clarify the purpose of the project, explain its various steps, introduce theoretical concepts and present final conclusions.</text:p>
      <text:p text:style-name="P26">The code part will be written in Python, using native and third-party libraries for the realisation of artificial intelligence models.</text:p>
      <text:p text:style-name="P26"/>
      <text:p text:style-name="P26">The difficulty of this project is both in reproducing techniques used in previous research, for which no code exists, and in combining them.</text:p>
      <text:p text:style-name="P26">Several of the techniques and algorithms used will necessarily require their study, as they have not been taken into account during the lessons previously held; this entails the need for precise planning of the time to be dedicated to the various parts of the project.</text:p>
      <text:p text:style-name="P26">Keras</text:p>
      <text:p text:style-name="P26">TensorFlow</text:p>
      <text:p text:style-name="P26"><text:soft-page-break/>Numpy</text:p>
      <text:p text:style-name="P27">Sklearn</text:p>
      <text:p text:style-name="P27">pandas</text:p>
      <text:p text:style-name="P27">matplot lib</text:p>
      <text:p text:style-name="P27"/>
      <text:p text:style-name="P26">Some of the techniques and algorithms used:</text:p>
      <text:p text:style-name="P26">Oversampling techniques (SMOTE, GAN, ...)</text:p>
      <text:p text:style-name="P26">Logisti Regression</text:p>
      <text:p text:style-name="P26">SVM</text:p>
      <text:p text:style-name="P26">kNN</text:p>
      <text:p text:style-name="P26">Gradient Descent</text:p>
      <text:p text:style-name="P26">AdaBoost</text:p>
      <text:p text:style-name="P26"/>
      <text:p text:style-name="P26"/>
      <text:h text:style-name="P7" text:outline-level="2"><text:bookmark-start text:name="__RefHeading___Toc180_2652778855"/>Evaluation<text:bookmark-end text:name="__RefHeading___Toc180_2652778855"/></text:h>
      <text:p text:style-name="Standard">The models created will be compared in their performance in detecting fraud but also in the speed of analysing new transactions. The time required to train the models themselves will also be examined, in order to get a complete picture of the resources required to use the models in a real-world scenario.</text:p>
      <text:p text:style-name="Standard">For the evaluation of the detection performance, I will use different evaluation methods (accuracy, precision, F1, ...), also analysing the confusion matrix to check the amount of false positives (FP) and false negatives (FN) detected, which, although in different terms, represent a cost for the payment management company.</text:p>
      <text:p text:style-name="Standard">The comparison will test whether Deep Neural Network models prove superior to Machine Learning models for this specific purpose, and which combinations of techniques are most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Carlito1" svg:font-family="Carlito"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11H50M15S</meta:editing-duration>
    <meta:editing-cycles>50</meta:editing-cycles>
    <meta:generator>LibreOffice/7.4.7.2$Linux_X86_64 LibreOffice_project/40$Build-2</meta:generator>
    <dc:date>2024-12-02T22:20:44.817675899</dc:date>
    <meta:document-statistic meta:table-count="0" meta:image-count="0" meta:object-count="0" meta:page-count="4" meta:paragraph-count="61" meta:word-count="1068" meta:character-count="6580" meta:non-whitespace-character-count="5574"/>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0"&gt;&lt;session id="kR0hnxgs"/&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